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novelibre-tools-0.3.0.oxt&#13;Update file created : novelibre-tools.update.xml&#13;&#13;07.11.2024 08:54: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novelibre-tools-A-0.1.3.oxt&#13;Update file created : novelibre-tools-A.update.xml&#13;&#13;07.07.2024 18:46: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novelibre-tools-L-0.1.3.oxt&#13;Update file created : novelibre-tools-L.update.xml&#13;&#13;07.07.2024 18:4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novelibre-tool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30945247886419244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160068376185433517" text:style-name="L2">
        <text:list-item>
          <text:p text:style-name="P49">Version 2.1.2 :</text:p>
        </text:list-item>
      </text:list>
      <text:list xml:id="list280953375131382910" text:style-name="L3">
        <text:list-item>
          <text:list>
            <text:list-item>
              <text:p text:style-name="P50">Localized help : resolved non-functional hyperlink due to API incompatibility introduced by Apache OpenOffice 4.1 (and LibreOffice 4.0).</text:p>
            </text:list-item>
          </text:list>
        </text:list-item>
      </text:list>
      <text:list xml:id="list28793215" text:continue-list="list7160068376185433517" text:style-name="L2">
        <text:list-item>
          <text:p text:style-name="P49">Version 2.1.1 :</text:p>
        </text:list-item>
      </text:list>
      <text:list xml:id="list7312252979113612550"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8806862" text:continue-list="list28793215" text:style-name="L2">
        <text:list-item>
          <text:p text:style-name="P49">Version 2.1.0 :</text:p>
        </text:list-item>
      </text:list>
      <text:list xml:id="list2699550675260177238"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8804945" text:continue-list="list28806862" text:style-name="L2">
        <text:list-item>
          <text:p text:style-name="P49">Version 2.0.0 :</text:p>
        </text:list-item>
      </text:list>
      <text:list xml:id="list596767524888389001"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8797608" text:continue-list="list28804945" text:style-name="L2">
        <text:list-item>
          <text:p text:style-name="P49">Version 1.5.3 :</text:p>
        </text:list-item>
      </text:list>
      <text:list xml:id="list905591630339373050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1865489766157869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novelibre-tool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61748486574113284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151732679651934080"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text:soft-page-break/>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79695050082194374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ext:soft-page-break/>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text:soft-page-break/>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529802469247733532"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text:soft-page-break/>(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oft-page-break/><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text:soft-page-break/>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oft-page-break/><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2416293989033352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90453157746294247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72897264300372918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200557056220879051"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493832100044266565" text:style-name="L17">
        <text:list-item>
          <text:p text:style-name="P64">Arg1 : <text:span text:style-name="InstructionMacro">String</text:span> : mandatory, type of control used for the button</text:p>
        </text:list-item>
      </text:list>
      <text:list xml:id="list256498184859737361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72675691021296202"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330864774247130766"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1340784704681058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ext:soft-page-break/>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385972772416810129"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ext:soft-page-break/>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8391101811751191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86530966865209200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text:soft-page-break/>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69344291438691845"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98968398642596412"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2678638563400152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text:soft-page-break/>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text:soft-page-break/>case they are all mandatory.</text:p>
      <text:p text:style-name="Heading_20_4">Run a Basic macro</text:p>
      <text:list xml:id="list345479554831818549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687839039828317084"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993777123234637708"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372682143796915105"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oft-page-break/><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760417567101193695"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90882121418777286"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text:soft-page-break/>For Basic, Dialog, BeanShell, JavaScript you should:</text:p>
      <text:list xml:id="list599370722537884495"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novelibre-tool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Tools for novelibre</text:p>
      <text:p text:style-name="tooltipText"/>
      <text:p text:style-name="tooltipLang"><text:bookmark-start text:name="__RefHeading__44467_325084090"/>Tooltip de<text:bookmark-end text:name="__RefHeading__44467_325084090"/></text:p>
      <text:p text:style-name="descrText">Tools for novelibr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Tools for the post-processing of documents exported from novelibre.</text:p>
      <text:p text:style-name="descrLang"><text:bookmark-start text:name="__RefHeading__78156_325084090"/>Description de<text:bookmark-end text:name="__RefHeading__78156_325084090"/></text:p>
      <text:p text:style-name="descrText">Werkzeuge zur Nachbearbeitung von Dokumenten, die aus novelibre exportiert wur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63013390570658481"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4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4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1005913272447572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80691780260252638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2283731126517477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8792707"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3699703614082247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87749991286562586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3216237524242526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5</dc:date>
     <text:p>internal</text:p>
     <text:p>Page2</text:p>
     <text:p/>
    </office:annotation>Paragraph styles</text:p>
      <text:p text:style-name="P28"><office:annotation>
     <dc:creator>BM</dc:creator>
     <dc:date>2008-03-13T00:00:00.35</dc:date>
     <text:p>internal</text:p>
     <text:p>Page7</text:p>
     <text:p/>
    </office:annotation>Hyperlinks</text:p>
      <text:p text:style-name="hlp_5f_paragraph"><text:span text:style-name="T14"><office:annotation>
      <dc:creator>BM</dc:creator>
      <dc:date>2008-03-13T00:00:00.35</dc:date>
      <text:p>internal</text:p>
      <text:p>Page3</text:p>
      <text:p/>
     </office:annotation></text:span><text:span text:style-name="T14">Text formatting</text:span></text:p>
      <text:p text:style-name="P28"><office:annotation>
     <dc:creator>BM</dc:creator>
     <dc:date>2008-03-26T00:00:00.3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3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5</dc:date>
     <text:p>external</text:p>
     <text:p>text/swriter/main0210.xhp</text:p>
     <text:p/>
    </office:annotation><text:span text:style-name="T14">Preview topic</text:span> </text:p>
      <text:p text:style-name="hlp_5f_paragraph">This hyperlink displays <text:s/><office:annotation>
     <dc:creator>BM</dc:creator>
     <dc:date>2008-03-15T00:00:00.3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808304" text:continue-list="list2910059132724475721"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8785870" text:continue-list="list287927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6</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36</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36</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28814215" text:continue-list="list28808304"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novelibre-tool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novelibre-tool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7</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22" meta:word-count="13184" meta:character-count="8169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novelibre-tools", "0.3.0") 

  setExtensionDescription("en, de")
  setDisplayName("en", "novelibre-tools - Tools for novelibre.")
  setDisplayName("de", "novelibre-tools - Tools for novelibre.")
  setTooltip("en, de", "en") ' deprecated ! starting from 3.1,use instead setExtensionDescription
  
  setPublisherName("en", "Peter Triesberger", "https://github.com/peter88213")
  setLicense("en")

  beginUpdateInformation("direct", "direct") 
	setUpdateSource("https://raw.githubusercontent.com/peter88213/novelibre-tools/main/", "https://raw.githubusercontent.com/peter88213/novelibre-tools/main/dist/")
  endUpdateInformation

endDescription  

beginAnnexes 
  useLibrary("Basic", "novelibre-tools/")
endAnnexes

beginAddonUI

  beginOfficeMenuBarMerging  
    beginMergeInstruction("Writer")
      	setMergePoint(".uno:FormatMenu\.uno:PageDialog", "AddAfter", "AddLast") 
      	beginMergeItems
        	addSeparator
			beginCommand
	            beginTitles
			 	    setTitle("Replace section dividers with blank lines", "en")
			        setTitle("Abschnittstrenner durch Leerzeilen ersetzen", "de")
	            endTitles
	    			setURL("Basic", "novelibre-tools", "Common", "to_blank_lines")
			endCommand
        	addSeparator
      	endMergeItems      
    endMergeInstruction

    beginMergeInstruction("Writer")
      	setMergePoint(".uno:InsertMenu\.uno:InsertSection", "AddBefore", "AddLast") 
      	beginMergeItems
        	addSeparator
			beginCommand
	            beginTitles
			 	    setTitle("* * * Section divider", "en")
			        setTitle("* * * Abschnittstrenner", "de")
	            endTitles
	    			setURL("Basic", "novelibre-tools", "Common", "insert_section_divider")
			endCommand
        	addSeparator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